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erif Pro" svg:font-family="'Source Serif Pro'" style:font-family-generic="roman" style:font-pitch="variable"/>
    <style:font-face style:name="apple-system" svg:font-family="apple-system, BlinkMacSystemFont, 'Segoe UI', Roboto, 'Noto Sans', Ubuntu, 'Droid Sans', 'Helvetica Neue', sans-serif"/>
  </office:font-face-decls>
  <office:automatic-styles>
    <style:style style:name="P1" style:family="paragraph" style:parent-style-name="Standard">
      <style:text-properties style:font-name="Source Serif Pro" fo:font-size="12pt" officeooo:rsid="0023fc47" officeooo:paragraph-rsid="0023fc47" style:font-size-asian="12pt" style:font-size-complex="12pt"/>
    </style:style>
    <style:style style:name="P2" style:family="paragraph" style:parent-style-name="Standard">
      <style:text-properties style:font-name="Source Serif Pro" fo:font-size="12pt" officeooo:rsid="0025c7c5" officeooo:paragraph-rsid="0025c7c5" style:font-size-asian="12pt" style:font-size-complex="12pt"/>
    </style:style>
    <style:style style:name="T1" style:family="text">
      <style:text-properties fo:font-variant="normal" fo:text-transform="none" fo:color="#172b4d" loext:opacity="100%" fo:letter-spacing="normal" fo:font-style="normal" fo:font-weight="normal"/>
    </style:style>
    <style:style style:name="T2" style:family="text">
      <style:text-properties fo:font-variant="normal" fo:text-transform="none" fo:color="#172b4d" loext:opacity="100%" fo:letter-spacing="normal" fo:font-style="normal" fo:font-weight="normal" officeooo:rsid="0025c7c5"/>
    </style:style>
    <style:style style:name="T3" style:family="text">
      <style:text-properties fo:font-variant="normal" fo:text-transform="none" fo:color="#172b4d" loext:opacity="100%" fo:letter-spacing="normal" fo:font-style="normal" fo:font-weight="normal" officeooo:rsid="0026b0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**Defina Var, Let e Const, Escopo e em quais escopos as variáveis se localizam e</text:span><text:line-break/><text:span text:style-name="T1">defina quais usar para cada cenário.</text:span></text:p>
      <text:p text:style-name="P1"><text:span text:style-name="T1"/></text:p>
      <text:p text:style-name="P1"><text:span text:style-name="T1">Escopos são os locais onde as variáveis estão disponíveis. Se dentro de uma função, denomina-se escopo de função</text:span><text:span text:style-name="T3">(var, let e const)</text:span><text:span text:style-name="T1">, quando disponível para todas as aplicações </text:span><text:span text:style-name="T2">é</text:span><text:span text:style-name="T1"> escopo global</text:span><text:span text:style-name="T3">(var)</text:span><text:span text:style-name="T1"> e dentro de blocos, escopo de blocos </text:span><text:span text:style-name="T3">(let e const)</text:span><text:span text:style-name="T1">.</text:span></text:p>
      <text:p text:style-name="P1"><text:span text:style-name="T1"/></text:p>
      <text:p text:style-name="P1"><text:span text:style-name="T1"><text:s/>Var são variáveis que tem a possibilidade de serem alteradas a qualquer momento quando necessário. Elas são as menos “controláveis” pois podem ser alteradas mesmo dentro de outro escopo. </text:span><text:span text:style-name="T2">Utilizar var </text:span><text:span text:style-name="T3">quando precisar de algo </text:span><text:span text:style-name="T2">em </text:span><text:span text:style-name="T3">escopo </text:span><text:span text:style-name="T2">global, </text:span><text:span text:style-name="T3">sabendo dos riscos que ela pode sofrer. Não utilizar em blocos, pois ocorrem vazamentos para o global.</text:span></text:p>
      <text:p text:style-name="P1"><text:span text:style-name="T2"/></text:p>
      <text:p text:style-name="P2"><text:span text:style-name="T1">Const são formatos que não podem ser alterados, pois são atributos constantes. Embora se fizer uma constante de um array, os itens dentro dele podem ser alterados, mas o array em si não pode ser alterado para objeto, por exemplo. Pode ser utilizado em escopo </text:span><text:span text:style-name="T3">de função e bloco</text:span><text:span text:style-name="T1">, </text:span><text:span text:style-name="T3">caso não for necessário reatribuição a ela</text:span><text:span text:style-name="T1">.</text:span></text:p>
      <text:p text:style-name="P2"><text:span text:style-name="T1"/></text:p>
      <text:p text:style-name="P2"><text:span text:style-name="T1">Let são variáveis que podem ser </text:span><text:span text:style-name="T3">reatribuídos valores. Utilizar em escopo de funções e blocos.</text:span></text:p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erif Pro" svg:font-family="'Source Serif Pro'" style:font-family-generic="roman" style:font-pitch="variable"/>
    <style:font-face style:name="apple-system" svg:font-family="apple-system, BlinkMacSystemFont, 'Segoe UI', Roboto, 'Noto Sans', Ubuntu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4T16:22:18.793000000</dc:date>
    <meta:editing-duration>PT6M51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6" meta:word-count="187" meta:character-count="1124" meta:non-whitespace-character-count="940"/>
  </office:meta>
</office:document-meta>
</file>